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10000031F357DB3C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2.31cm" svg:x="1.084cm" svg:y="8.755cm">
          <draw:image xlink:href="Pictures/10000000000004D10000031F357DB3C4.png" xlink:type="simple" xlink:show="embed" xlink:actuate="onLoad" draw:mime-type="image/png">
            <text:p/>
          </draw:image>
        </draw:frame>
        <draw:frame draw:style-name="gr2" draw:text-style-name="P3" draw:layer="layout" svg:width="1.738cm" svg:height="0.806cm" svg:x="8.5cm" svg:y="9.5cm">
          <draw:text-box>
            <text:p text:style-name="P2">109.4</text:p>
          </draw:text-box>
        </draw:frame>
        <draw:frame draw:style-name="gr2" draw:text-style-name="P3" draw:layer="layout" svg:width="1.738cm" svg:height="0.806cm" svg:x="9.25cm" svg:y="19.694cm">
          <draw:text-box>
            <text:p text:style-name="P2">101.6</text:p>
          </draw:text-box>
        </draw:frame>
        <draw:frame draw:style-name="gr2" draw:text-style-name="P3" draw:layer="layout" svg:width="1.738cm" svg:height="0.806cm" draw:transform="rotate (1.58022110475567) translate (17.516cm 15.996cm)">
          <draw:text-box>
            <text:p text:style-name="P2">60.95</text:p>
          </draw:text-box>
        </draw:frame>
        <draw:frame draw:style-name="gr2" draw:text-style-name="P3" draw:layer="layout" svg:width="1.738cm" svg:height="0.806cm" draw:transform="rotate (1.58022110475567) translate (1.594cm 15.95cm)">
          <draw:text-box>
            <text:p text:style-name="P2">68.80</text:p>
          </draw:text-box>
        </draw:frame>
        <draw:frame draw:style-name="gr2" draw:text-style-name="P3" draw:layer="layout" svg:width="1.463cm" svg:height="0.806cm" svg:x="17.662cm" svg:y="9.85cm">
          <draw:text-box>
            <text:p text:style-name="P2">03.5</text:p>
          </draw:text-box>
        </draw:frame>
        <draw:frame draw:style-name="gr2" draw:text-style-name="P3" draw:layer="layout" svg:width="1.603cm" svg:height="0.806cm" draw:transform="rotate (1.58022110475567) translate (17.266cm 12.5cm)">
          <draw:text-box>
            <text:p text:style-name="P2">2120</text:p>
          </draw:text-box>
        </draw:frame>
        <draw:frame draw:style-name="gr2" draw:text-style-name="P3" draw:layer="layout" svg:width="1.463cm" svg:height="0.806cm" draw:transform="rotate (1.58022110475567) translate (17.915cm 19.461cm)">
          <draw:text-box>
            <text:p text:style-name="P2">3.85</text:p>
          </draw:text-box>
        </draw:frame>
        <draw:frame draw:style-name="gr2" draw:text-style-name="P3" draw:layer="layout" svg:width="1.188cm" svg:height="0.806cm" svg:x="18.037cm" svg:y="19.444cm">
          <draw:text-box>
            <text:p text:style-name="P2">0.6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02:03:39.536326197</meta:creation-date>
    <dc:date>2026-02-27T02:24:18.318605125</dc:date>
    <meta:editing-duration>PT10M25S</meta:editing-duration>
    <meta:editing-cycles>1</meta:editing-cycles>
    <meta:document-statistic meta:object-count="9"/>
    <meta:generator>LibreOffice/24.2.7.2$Linux_X86_64 LibreOffice_project/420$Build-2</meta:generator>
  </office:meta>
</office:document-meta>
</file>